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34cm"/>
    </style:style>
    <style:style style:name="gr2" style:family="graphic" style:parent-style-name="standard">
      <style:graphic-properties draw:stroke="none" svg:stroke-color="#000000" draw:fill="none" draw:fill-color="#ffffff" fo:min-height="0.58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CMU Serif" fo:font-size="18pt" style:font-size-asian="18pt" style:font-size-complex="18pt"/>
    </style:style>
    <style:style style:name="P2" style:family="paragraph">
      <loext:graphic-properties draw:fill="none" draw:fill-color="#ffffff"/>
      <style:text-properties style:font-name="CMU Serif" fo:font-size="18pt" style:font-size-asian="18pt" style:font-size-complex="18pt"/>
    </style:style>
    <style:style style:name="P3" style:family="paragraph">
      <style:text-properties style:font-name="CMU Serif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CMU Serif"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style:font-name="CMU Serif" fo:font-size="18pt" style:font-size-asian="18pt" style:font-size-complex="18pt"/>
    </style:style>
    <style:style style:name="T2" style:family="text">
      <style:text-properties style:font-name="CMU Serif" fo:font-size="14pt" style:font-size-asian="14pt" style:font-size-complex="14pt"/>
    </style:style>
    <style:style style:name="T3" style:family="text">
      <style:text-properties style:font-name="CMU Serif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1cm" svg:height="1.005cm" svg:x="4.54cm" svg:y="1.97cm">
          <draw:text-box>
            <text:p text:style-name="P1"><text:span text:style-name="T1">Intro:Sec4</text:span></text:p>
          </draw:text-box>
        </draw:frame>
        <draw:frame draw:style-name="gr2" draw:text-style-name="P2" draw:layer="layout" svg:width="3.81cm" svg:height="1.005cm" svg:x="15.94cm" svg:y="1.97cm">
          <draw:text-box>
            <text:p text:style-name="P1"><text:span text:style-name="T1">Var1:Sec4</text:span></text:p>
          </draw:text-box>
        </draw:frame>
        <draw:frame draw:style-name="gr1" draw:text-style-name="P2" draw:layer="layout" svg:width="3.81cm" svg:height="1.005cm" svg:x="27.94cm" svg:y="1.97cm">
          <draw:text-box>
            <text:p text:style-name="P1"><text:span text:style-name="T1">Var2:Sec4</text:span></text:p>
          </draw:text-box>
        </draw:frame>
        <draw:frame draw:style-name="gr1" draw:text-style-name="P4" draw:layer="layout" svg:width="3.81cm" svg:height="0.835cm" svg:x="1.04cm" svg:y="3.571cm">
          <draw:text-box>
            <text:p text:style-name="P3"><text:span text:style-name="T2">S</text:span><text:span text:style-name="T2">u</text:span><text:span text:style-name="T2">b</text:span><text:span text:style-name="T2">s</text:span><text:span text:style-name="T2">e</text:span><text:span text:style-name="T2">t</text:span><text:span text:style-name="T2"> </text:span><text:span text:style-name="T3">M</text:span><text:span text:style-name="T3">/</text:span><text:span text:style-name="T3">a</text:span></text:p>
          </draw:text-box>
        </draw:frame>
        <draw:frame draw:style-name="gr1" draw:text-style-name="P4" draw:layer="layout" svg:width="3.81cm" svg:height="0.835cm" svg:x="1.04cm" svg:y="6.672cm">
          <draw:text-box>
            <text:p text:style-name="P3"><text:span text:style-name="T2">Subset </text:span><text:span text:style-name="T3">M/b</text:span></text:p>
          </draw:text-box>
        </draw:frame>
        <draw:frame draw:style-name="gr2" draw:text-style-name="P4" draw:layer="layout" svg:width="3.81cm" svg:height="0.835cm" svg:x="1.04cm" svg:y="11.173cm">
          <draw:text-box>
            <text:p text:style-name="P3"><text:span text:style-name="T2">Subset </text:span><text:span text:style-name="T3">M/c</text:span></text:p>
          </draw:text-box>
        </draw:frame>
        <draw:frame draw:style-name="gr3" draw:text-style-name="P5" draw:layer="layout" svg:width="6.714cm" svg:height="2.193cm" svg:x="4.189cm" svg:y="3.171cm">
          <draw:image xlink:href="../pngs/wald-set-m-a-intro.png" xlink:type="simple" xlink:show="embed" xlink:actuate="onLoad">
            <text:p/>
          </draw:image>
        </draw:frame>
        <draw:frame draw:style-name="gr3" draw:text-style-name="P5" draw:layer="layout" svg:width="6.842cm" svg:height="2.094cm" svg:x="15.917cm" svg:y="3.16cm">
          <draw:image xlink:href="../pngs/wald-set-m-a-var1.png" xlink:type="simple" xlink:show="embed" xlink:actuate="onLoad">
            <text:p/>
          </draw:image>
        </draw:frame>
        <draw:frame draw:style-name="gr3" draw:text-style-name="P5" draw:layer="layout" svg:width="6.332cm" svg:height="2.115cm" svg:x="28.09cm" svg:y="3.249cm">
          <draw:image xlink:href="../pngs/wald-set-m-a-var2.png" xlink:type="simple" xlink:show="embed" xlink:actuate="onLoad">
            <text:p/>
          </draw:image>
        </draw:frame>
        <draw:frame draw:style-name="gr3" draw:text-style-name="P5" draw:layer="layout" svg:width="10.816cm" svg:height="3.535cm" svg:x="4.229cm" svg:y="5.905cm">
          <draw:image xlink:href="../pngs/wald-set-m-b-intro.png" xlink:type="simple" xlink:show="embed" xlink:actuate="onLoad">
            <text:p/>
          </draw:image>
        </draw:frame>
        <draw:frame draw:style-name="gr3" draw:text-style-name="P5" draw:layer="layout" svg:width="10.815cm" svg:height="3.683cm" svg:x="15.948cm" svg:y="5.799cm">
          <draw:image xlink:href="../pngs/wald-set-m-b-var1.png" xlink:type="simple" xlink:show="embed" xlink:actuate="onLoad">
            <text:p/>
          </draw:image>
        </draw:frame>
        <draw:frame draw:style-name="gr3" draw:text-style-name="P5" draw:layer="layout" svg:width="6.531cm" svg:height="3.402cm" svg:x="16.24cm" svg:y="9.517cm">
          <draw:image xlink:href="../pngs/wald-set-m-c-var1.png" xlink:type="simple" xlink:show="embed" xlink:actuate="onLoad">
            <text:p/>
          </draw:image>
        </draw:frame>
        <draw:frame draw:style-name="gr3" draw:text-style-name="P5" draw:layer="layout" svg:width="3.965cm" svg:height="2.949cm" svg:x="23.334cm" svg:y="9.507cm">
          <draw:image xlink:href="../pngs/wald-set-m-c-var1-no2.png" xlink:type="simple" xlink:show="embed" xlink:actuate="onLoad">
            <text:p/>
          </draw:image>
        </draw:frame>
        <draw:frame draw:style-name="gr3" draw:text-style-name="P5" draw:layer="layout" svg:width="5.231cm" svg:height="3.093cm" svg:x="28.09cm" svg:y="9.935cm">
          <draw:image xlink:href="../pngs/wald-set-m-c-var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04:08:29.239134000</meta:creation-date>
    <dc:date>2016-11-13T05:02:56.202064000</dc:date>
    <meta:editing-duration>PT3M9S</meta:editing-duration>
    <meta:editing-cycles>3</meta:editing-cycles>
    <meta:generator>LibreOffice/5.1.4.2$MacOSX_X86_64 LibreOffice_project/f99d75f39f1c57ebdd7ffc5f42867c12031db97a</meta:generator>
    <meta:document-statistic meta:object-count="14"/>
  </office:meta>
</office:document-meta>
</file>